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style style:name="P2" style:family="paragraph" style:parent-style-name="Standard">
      <style:text-properties officeooo:rsid="00030401" officeooo:paragraph-rsid="00030401"/>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officeooo:rsid="00030401" officeooo:paragraph-rsid="00030401"/>
    </style:style>
    <style:style style:name="P5" style:family="paragraph" style:parent-style-name="Heading_20_3">
      <style:text-properties fo:font-style="italic" style:font-style-asian="italic" style:font-style-complex="italic"/>
    </style:style>
    <style:style style:name="T1" style:family="text">
      <style:text-properties officeooo:rsid="00030401"/>
    </style:style>
    <style:style style:name="T2" style:family="text">
      <style:text-properties fo:font-weight="bold" style:font-weight-asian="bold" style:font-weight-complex="bold"/>
    </style:style>
    <style:style style:name="T3" style:family="text">
      <style:text-properties fo:font-weight="bold" officeooo:rsid="00030401" style:font-weight-asian="bold" style:font-weight-complex="bold"/>
    </style:style>
    <style:style style:name="T4" style:family="text">
      <style:text-properties officeooo:rsid="00040614"/>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ope Contributor Agreement</text:h>
      <text:h text:style-name="P5" text:outline-level="3">for contributing to the Zope Source Repository</text:h>
      <text:p text:style-name="P2">In order to obtain the ability to commit changes to a Zope source repository and become a Committer</text:p>
      <text:p text:style-name="P2">you must indicate your agreement to the terms below by completing and signing this agreement and</text:p>
      <text:p text:style-name="P2">returning it to the Zope Foundation by email (contributor-admin@zope.org).</text:p>
      <text:p text:style-name="Text_20_body"/>
      <text:p text:style-name="P3">1. Contact Information</text:p>
      <text:p text:style-name="P2">Last name:<text:tab/><text:tab/>_________________________________________________________________</text:p>
      <text:p text:style-name="P2"/>
      <text:p text:style-name="P2">First name:<text:tab/><text:tab/>_________________________________________________________________</text:p>
      <text:p text:style-name="P2"/>
      <text:p text:style-name="P2">Employer Name:<text:tab/>_________________________________________________________________</text:p>
      <text:p text:style-name="P2"/>
      <text:p text:style-name="P2">Email address:<text:tab/>_________________________________________________________________</text:p>
      <text:p text:style-name="P2"/>
      <text:p text:style-name="P2">Phone Number:<text:tab/>_________________________________________________________________</text:p>
      <text:p text:style-name="P2"/>
      <text:p text:style-name="P2">Postal address:<text:tab/>_________________________________________________________________</text:p>
      <text:p text:style-name="P2"/>
      <text:p text:style-name="P2"><text:tab/><text:tab/><text:tab/>_________________________________________________________________</text:p>
      <text:p text:style-name="P2"/>
      <text:p text:style-name="P2">Github ID:<text:tab/><text:tab/>_________________________________________________________________</text:p>
      <text:p text:style-name="P2"/>
      <text:p text:style-name="Text_20_body"><text:span text:style-name="T3">2. </text:span><text:span text:style-name="T2">Reference committer. <text:s/></text:span><text:span text:style-name="T1">Please provide name and email address of an existing Committer who can vouch for you.</text:span></text:p>
      <text:p text:style-name="P2"><text:tab/>Reference committer name:<text:tab/>_____________________________________________________</text:p>
      <text:p text:style-name="P2"/>
      <text:p text:style-name="P2"><text:tab/>Reference committer email:<text:tab/>_____________________________________________________</text:p>
      <text:p text:style-name="Text_20_body"/>
      <text:p text:style-name="Standard"><text:span text:style-name="T3">3. </text:span><text:span text:style-name="T2">Treatment of Account. <text:s/></text:span><text:span text:style-name="T1">Committer will not allow anyone other than the Committer to use the source repository login to access a Zope source repository or other Zope Foundation systems. <text:s/>Should Committer become aware of any such use, Committer will immediately notify the Zope Foundation in the manner specified at the Zope.org website's Committer's instructions page. Until such notice is received, Committer will be presumed to have taken all actions made through Committer's account. The Zope Foundation will have complete control and discretion over capabilities assigned to Committer's account, and may disable Committer's account for any reason at any time. Committer's name and account will be visible worldwide via the Internet.</text:span></text:p>
      <text:p text:style-name="Standard"/>
      <text:p text:style-name="P2"><text:span text:style-name="T2">4. Legal Effect of Contribution.</text:span> Upon committing a change or new work to the Zope source Repository (a "Contribution"), you agree to assign, and hereby do assign, a one-half interest of all</text:p>
      <text:p text:style-name="P2">right, title and interest in and to copyright and other intellectual property rights with respect to your</text:p>
      <text:p text:style-name="P2"><text:soft-page-break/>new and original portions of the Contribution to the Zope Foundation. You and the Zope Foundation</text:p>
      <text:p text:style-name="P2">each agree that the other shall be free to exercise any and all exclusive rights in and to the</text:p>
      <text:p text:style-name="P2">Contribution, without accounting to one another, including without limitation, the right to license the</text:p>
      <text:p text:style-name="P2">Contribution to others under the Zope Public License. This agreement shall run with title to the</text:p>
      <text:p text:style-name="P2">Contribution. The Zope Foundation does not convey to you any right, title or interest in or to the</text:p>
      <text:p text:style-name="P2">Program or such portions of the Contribution that were taken from the Program. Your transmission</text:p>
      <text:p text:style-name="P2">of a password to the Zope source Repository and marks of identification within the Contribution</text:p>
      <text:p text:style-name="P2">itself constitute your authentication of intent to contribute and your assignment of the work in</text:p>
      <text:p text:style-name="P2">accordance with the provisions of this Agreement.</text:p>
      <text:p text:style-name="P2"/>
      <text:p text:style-name="P2"><text:span text:style-name="T2">5. License Terms.</text:span> Code committed to the Zope source repository ( Committed Code ) must be</text:p>
      <text:p text:style-name="P2">governed by the Zope Public License (ZPL) or another license acceptable to both the Zope</text:p>
      <text:p text:style-name="P2">Foundation and the Open Source Initiative. Committer will verify that Committed Code contains the</text:p>
      <text:p text:style-name="P2">text of another license acceptable to both the Zope Foundation and the Open Source Initiative. Until</text:p>
      <text:p text:style-name="P2">the Zope Foundation declares in writing a license other than the ZPL, only the ZPL shall be used.</text:p>
      <text:p text:style-name="P2"/>
      <text:p text:style-name="P2"><text:span text:style-name="T2">6. Representations, Warranty, and Indemnification.</text:span> Committer represents and warrants that the</text:p>
      <text:p text:style-name="P2">Committed Code does not violate the rights of any person or entity, and that the Committer has legal</text:p>
      <text:p text:style-name="P2">authority to enter into this Agreement and legal authority over Contributed Code. Further,</text:p>
      <text:p text:style-name="P2">Committer indemnifies the Zope Foundation against violations.</text:p>
      <text:p text:style-name="P2"/>
      <text:p text:style-name="P2"><text:span text:style-name="T2">7. Cryptography.</text:span> Committer understands that cryptographic code may be subject to government</text:p>
      <text:p text:style-name="P2">regulations with which the Zope Foundation and/or entities using Committed Code must comply.</text:p>
      <text:p text:style-name="P2">Any code which contains any of the items listed below must either be checked-in to Zope module</text:p>
      <text:p text:style-name="P2">explicitly identified as containing cryptography, or must not be checked-in until the Zope</text:p>
      <text:p text:style-name="P2">Foundation Board of Directors has been notified and has approved such contribution in writing.</text:p>
      <text:p text:style-name="P2"><text:tab/>a) Cryptographic capabilities or features; or</text:p>
      <text:p text:style-name="P2"><text:tab/>b) Calls to cryptographic features; or</text:p>
      <text:p text:style-name="P2"><text:tab/>c) User interface elements which provide context relating to cryptography; or</text:p>
      <text:p text:style-name="P2"><text:tab/><text:span text:style-name="T4">d) </text:span>Code which may, under casual inspection, appear to be cryptographic.</text:p>
      <text:p text:style-name="P2"/>
      <text:p text:style-name="P2"><text:span text:style-name="T2">8. Notices.</text:span> Committer confirms that any notices required will be included in any Committed Code.</text:p>
      <text:p text:style-name="P2"/>
      <text:p text:style-name="P2"/>
      <text:p text:style-name="P2">Signed:<text:tab/><text:tab/>_________________________________________________________________</text:p>
      <text:p text:style-name="P2"/>
      <text:p text:style-name="P2">Date:<text:tab/><text:tab/><text:tab/>_________________________________________________________________</text:p>
      <text:p text:style-name="P2"/>
      <text:p text:style-name="P2">Printed Name:<text:tab/><text:tab/>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tyle="italic" officeooo:rsid="00030401" officeooo:paragraph-rsid="00030401"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Zope Foundation Committer Agreement Version 20181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s Seaver</meta:initial-creator>
    <meta:creation-date>2018-10-08T17:01:13.552839264</meta:creation-date>
    <dc:date>2018-10-09T11:29:05.684254225</dc:date>
    <meta:editing-duration>PT12M33S</meta:editing-duration>
    <meta:editing-cycles>3</meta:editing-cycles>
    <meta:generator>LibreOffice/5.1.6.2$Linux_X86_64 LibreOffice_project/10m0$Build-2</meta:generator>
    <dc:creator>Tres Seaver</dc:creator>
    <meta:document-statistic meta:table-count="0" meta:image-count="0" meta:object-count="0" meta:page-count="2" meta:paragraph-count="52" meta:word-count="658" meta:character-count="4995" meta:non-whitespace-character-count="4370"/>
  </office:meta>
</office:document-meta>
</file>